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2.1: Создание пользовательских тем</text:h>
      <text:p text:style-name="P1">Создание пользовательских тем является одним из фундаментальных аспектов разработки на WordPress, позволяющим создавать уникальный и индивидуальный внешний вид для сайта.</text:p>
      <text:h text:style-name="P2" text:outline-level="4">Понимание структуры темы</text:h>
      <text:p text:style-name="P1">Структура темы WordPress состоит из различных файлов и папок, определяющих внешний вид и поведение сайта. Основными файлами являются <text:span text:style-name="Source_20_Text">style.css</text:span>, <text:span text:style-name="Source_20_Text">functions.php</text:span>, и набор файлов шаблонов, таких как <text:span text:style-name="Source_20_Text">header.php</text:span>, <text:span text:style-name="Source_20_Text">footer.php</text:span>, <text:span text:style-name="Source_20_Text">single.php</text:span>, <text:span text:style-name="Source_20_Text">page.php</text:span>, и другие. Понимание назначения каждого файла и их взаимодействия является ключевым для создания пользовательской темы.</text:p>
      <text:h text:style-name="P2" text:outline-level="4">Использование HTML, CSS и PHP</text:h>
      <text:p text:style-name="P1">Создание пользовательской темы начинается с HTML-разметки для структуры страниц. Затем CSS используется для стилизации элементов и придания им внешнего вида. PHP используется для динамической подгрузки контента из базы данных WordPress и внедрения динамических данных на страницу.</text:p>
      <text:h text:style-name="P2" text:outline-level="4">Шаблоны и их структура</text:h>
      <text:p text:style-name="P1">Каждый шаблон определяет внешний вид конкретного типа страницы. Например, <text:span text:style-name="Source_20_Text">single.php</text:span> используется для отображения одиночных постов блога, <text:span text:style-name="Source_20_Text">page.php</text:span> - для отображения страниц, а <text:span text:style-name="Source_20_Text">header.php</text:span> и <text:span text:style-name="Source_20_Text">footer.php</text:span> определяют верхнюю и нижнюю части сайта соответственно. Понимание структуры и использование шаблонов позволяют создавать консистентный и легко управляемый дизайн.</text:p>
      <text:h text:style-name="P2" text:outline-level="4">Создание кастомных стилей через CSS и SASS</text:h>
      <text:p text:style-name="P1">Для создания уникального внешнего вида, разработчики могут использовать кастомные стили через CSS или препроцессоры, такие как SASS или LESS. Это позволяет создавать структурированные и эффективные стили, облегчающие поддержку и расширение темы в будущем.</text:p>
      <text:p text:style-name="P1">Создание пользовательской темы требует углубленного понимания HTML, CSS и PHP, а также структуры тем WordPress. Этот процесс является фундаментом для профессиональной разработки, позволяя создавать уникальные и функциональные дизайны сайтов на базе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22:58:02.01</dc:date>
    <meta:document-statistic meta:table-count="0" meta:image-count="0" meta:object-count="0" meta:page-count="1" meta:paragraph-count="11" meta:word-count="234" meta:character-count="1841"/>
    <dc:creator>Dima Wide</dc:creator>
    <meta:user-defined meta:name="Info 1"/>
    <meta:user-defined meta:name="Info 2"/>
    <meta:user-defined meta:name="Info 3"/>
    <meta:user-defined meta:name="Info 4"/>
  </office:meta>
</office:document-meta>
</file>